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25" table:style-name="ta1">
        <table:shapes>
          <draw:frame draw:z-index="0" draw:style-name="gr1" draw:text-style-name="P1" svg:width="159.99mm" svg:height="89.99mm" svg:x="125.18mm" svg:y="1mm">
            <loext:p draw:notify-on-update-of-ranges="test225.B1:test225.B1 test225.B2:test225.B29 test225.C1:test225.C1 test225.C2:test225.C29 test225.D1:test225.D1 test225.D2:test225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77mm" svg:y="94.84mm">
            <loext:p draw:notify-on-update-of-ranges="test225.B2:test225.B29 test225.G1:test225.G1 test225.G2:test225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03mm" svg:y="94.84mm">
            <loext:p draw:notify-on-update-of-ranges="test225.B2:test225.B29 test225.F1:test225.F1 test225.F2:test225.F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3</text:p>
          </table:table-cell>
          <table:table-cell office:value-type="float" office:value="22.915297" calcext:value-type="float">
            <text:p>22.915297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" calcext:value-type="float">
            <text:p>0</text:p>
          </table:table-cell>
          <table:table-cell office:value-type="float" office:value="73725" calcext:value-type="float">
            <text:p>7372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4</text:p>
          </table:table-cell>
          <table:table-cell office:value-type="float" office:value="24.780618" calcext:value-type="float">
            <text:p>24.78061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" calcext:value-type="float">
            <text:p>0</text:p>
          </table:table-cell>
          <table:table-cell office:value-type="float" office:value="61333" calcext:value-type="float">
            <text:p>6133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5</text:p>
          </table:table-cell>
          <table:table-cell office:value-type="float" office:value="14.078295" calcext:value-type="float">
            <text:p>14.078295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" calcext:value-type="float">
            <text:p>0</text:p>
          </table:table-cell>
          <table:table-cell office:value-type="float" office:value="37956" calcext:value-type="float">
            <text:p>3795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6</text:p>
          </table:table-cell>
          <table:table-cell office:value-type="float" office:value="2.818438" calcext:value-type="float">
            <text:p>2.81843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7</text:p>
          </table:table-cell>
          <table:table-cell office:value-type="float" office:value="0.000094" calcext:value-type="float">
            <text:p>9.4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8</text:p>
          </table:table-cell>
          <table:table-cell office:value-type="float" office:value="0.00013" calcext:value-type="float">
            <text:p>0.0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49</text:p>
          </table:table-cell>
          <table:table-cell office:value-type="float" office:value="0.000122" calcext:value-type="float">
            <text:p>0.00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0</text:p>
          </table:table-cell>
          <table:table-cell office:value-type="float" office:value="0.00009" calcext:value-type="float">
            <text:p>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1</text:p>
          </table:table-cell>
          <table:table-cell office:value-type="float" office:value="0.000097" calcext:value-type="float">
            <text:p>9.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2</text:p>
          </table:table-cell>
          <table:table-cell office:value-type="float" office:value="0.00011" calcext:value-type="float">
            <text:p>0.0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3</text:p>
          </table:table-cell>
          <table:table-cell office:value-type="float" office:value="0.000134" calcext:value-type="float">
            <text:p>0.000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4</text:p>
          </table:table-cell>
          <table:table-cell office:value-type="float" office:value="0.000149" calcext:value-type="float">
            <text:p>0.000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5</text:p>
          </table:table-cell>
          <table:table-cell office:value-type="float" office:value="0.000097" calcext:value-type="float">
            <text:p>9.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6</text:p>
          </table:table-cell>
          <table:table-cell office:value-type="float" office:value="0.000156" calcext:value-type="float">
            <text:p>0.000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7</text:p>
          </table:table-cell>
          <table:table-cell office:value-type="float" office:value="0.000089" calcext:value-type="float">
            <text:p>8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8</text:p>
          </table:table-cell>
          <table:table-cell office:value-type="float" office:value="0.000122" calcext:value-type="float">
            <text:p>0.00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4:59</text:p>
          </table:table-cell>
          <table:table-cell office:value-type="float" office:value="0.000127" calcext:value-type="float">
            <text:p>0.000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0</text:p>
          </table:table-cell>
          <table:table-cell office:value-type="float" office:value="0.000089" calcext:value-type="float">
            <text:p>8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1</text:p>
          </table:table-cell>
          <table:table-cell office:value-type="float" office:value="0.000097" calcext:value-type="float">
            <text:p>9.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2</text:p>
          </table:table-cell>
          <table:table-cell office:value-type="float" office:value="0.000115" calcext:value-type="float">
            <text:p>0.000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3</text:p>
          </table:table-cell>
          <table:table-cell office:value-type="float" office:value="0.000099" calcext:value-type="float">
            <text:p>9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4</text:p>
          </table:table-cell>
          <table:table-cell office:value-type="float" office:value="3.184358" calcext:value-type="float">
            <text:p>3.184358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" calcext:value-type="float">
            <text:p>0</text:p>
          </table:table-cell>
          <table:table-cell office:value-type="float" office:value="19604" calcext:value-type="float">
            <text:p>196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5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6</text:p>
          </table:table-cell>
          <table:table-cell office:value-type="float" office:value="0.651548" calcext:value-type="float">
            <text:p>0.65154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7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8</text:p>
          </table:table-cell>
          <table:table-cell office:value-type="float" office:value="2.458403" calcext:value-type="float">
            <text:p>2.458403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" calcext:value-type="float">
            <text:p>0</text:p>
          </table:table-cell>
          <table:table-cell office:value-type="float" office:value="40182" calcext:value-type="float">
            <text:p>40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09</text:p>
          </table:table-cell>
          <table:table-cell office:value-type="float" office:value="0.000128" calcext:value-type="float">
            <text:p>0.000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05:1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11:13:41.880108473</dc:date>
    <meta:editing-duration>PT3M19S</meta:editing-duration>
    <meta:editing-cycles>1</meta:editing-cycles>
    <meta:document-statistic meta:table-count="1" meta:cell-count="203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25</text:p>
        </chart:title>
        <chart:legend chart:legend-position="end" svg:x="14.001cm" svg:y="4.005cm" style:legend-expansion="high" chart:style-name="ch3"/>
        <chart:plot-area chart:style-name="ch4" table:cell-range-address="test225.B1:test225.D29" chart:data-source-has-labels="both" svg:x="0.32cm" svg:y="1.248cm" svg:width="13.361cm" svg:height="7.572cm">
          <chartooo:coordinate-region svg:x="1.152cm" svg:y="1.248cm" svg:width="12.529cm" svg:height="5.97cm"/>
          <chart:axis chart:dimension="x" chart:name="primary-x" chart:style-name="ch5" chartooo:axis-type="auto">
            <chartooo:date-scale/>
            <chart:categories table:cell-range-address="test225.B2:test225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25.C2:test225.C29" chart:label-cell-address="test225.C1:test225.C1" chart:class="chart:bar">
            <chart:data-point chart:repeated="28"/>
          </chart:series>
          <chart:series chart:style-name="ch9" chart:values-cell-range-address="test225.D2:test225.D29" chart:label-cell-address="test225.D1:test225.D1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25.C1:test225.C1</svg:desc>
                </draw:g>
              </table:table-cell>
              <table:table-cell office:value-type="string">
                <text:p>xfertime</text:p>
                <draw:g>
                  <svg:desc>test225.D1:test22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04:43</text:p>
                <draw:g>
                  <svg:desc>test225.B2:test225.B29</svg:desc>
                </draw:g>
              </table:table-cell>
              <table:table-cell office:value-type="float" office:value="22.915297">
                <text:p>22.915297</text:p>
                <draw:g>
                  <svg:desc>test225.C2:test225.C29</svg:desc>
                </draw:g>
              </table:table-cell>
              <table:table-cell office:value-type="float" office:value="0.004974">
                <text:p>0.004974</text:p>
                <draw:g>
                  <svg:desc>test225.D2:test225.D29</svg:desc>
                </draw:g>
              </table:table-cell>
            </table:table-row>
            <table:table-row>
              <table:table-cell office:value-type="string">
                <text:p>15:04:44</text:p>
              </table:table-cell>
              <table:table-cell office:value-type="float" office:value="24.780618">
                <text:p>24.780618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15:04:45</text:p>
              </table:table-cell>
              <table:table-cell office:value-type="float" office:value="14.078295">
                <text:p>14.078295</text:p>
              </table:table-cell>
              <table:table-cell office:value-type="float" office:value="0.002136">
                <text:p>0.002136</text:p>
              </table:table-cell>
            </table:table-row>
            <table:table-row>
              <table:table-cell office:value-type="string">
                <text:p>15:04:46</text:p>
              </table:table-cell>
              <table:table-cell office:value-type="float" office:value="2.818438">
                <text:p>2.81843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:04:47</text:p>
              </table:table-cell>
              <table:table-cell office:value-type="float" office:value="0.000094">
                <text:p>0.000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48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49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0</text:p>
              </table:table-cell>
              <table:table-cell office:value-type="float" office:value="0.00009">
                <text:p>0.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1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2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3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4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5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6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0.000089">
                <text:p>0.00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8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0</text:p>
              </table:table-cell>
              <table:table-cell office:value-type="float" office:value="0.000089">
                <text:p>0.000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1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2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3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4</text:p>
              </table:table-cell>
              <table:table-cell office:value-type="float" office:value="3.184358">
                <text:p>3.184358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5:05:05</text:p>
              </table:table-cell>
              <table:table-cell office:value-type="float" office:value="0.001207">
                <text:p>0.00120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5:05:06</text:p>
              </table:table-cell>
              <table:table-cell office:value-type="float" office:value="0.651548">
                <text:p>0.651548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5:05:07</text:p>
              </table:table-cell>
              <table:table-cell office:value-type="float" office:value="0.001914">
                <text:p>0.0019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:05:08</text:p>
              </table:table-cell>
              <table:table-cell office:value-type="float" office:value="2.458403">
                <text:p>2.458403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15:05:0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10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25</text:p>
        </chart:title>
        <chart:legend chart:legend-position="end" svg:x="13.366cm" svg:y="4.227cm" style:legend-expansion="high" chart:style-name="ch3"/>
        <chart:plot-area chart:style-name="ch4" table:cell-range-address="test225.B2:test225.B29 test225.G1:test225.G29" chart:data-source-has-labels="both" svg:x="0.32cm" svg:y="1.248cm" svg:width="12.726cm" svg:height="7.572cm">
          <chartooo:coordinate-region svg:x="1.312cm" svg:y="1.248cm" svg:width="11.734cm" svg:height="5.97cm"/>
          <chart:axis chart:dimension="x" chart:name="primary-x" chart:style-name="ch5" chartooo:axis-type="auto">
            <chartooo:date-scale/>
            <chart:categories table:cell-range-address="test225.B2:test225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25.G2:test225.G29" chart:label-cell-address="test225.G1:test225.G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25.G1:test22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04:43</text:p>
                <draw:g>
                  <svg:desc>test225.B2:test225.B29</svg:desc>
                </draw:g>
              </table:table-cell>
              <table:table-cell office:value-type="float" office:value="689">
                <text:p>689</text:p>
                <draw:g>
                  <svg:desc>test225.G2:test225.G29</svg:desc>
                </draw:g>
              </table:table-cell>
            </table:table-row>
            <table:table-row>
              <table:table-cell office:value-type="string">
                <text:p>15:04:4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5:04:4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04:4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04:4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04:4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:04:4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5:04:5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4:5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5:04:5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4:53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5:04:5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5:04:5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5:04:5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4:5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4:5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5:0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5: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:05:0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5:05: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:05:0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:05: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:05: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5: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:05: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:05: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:05: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25</text:p>
        </chart:title>
        <chart:legend chart:legend-position="end" svg:x="14.398cm" svg:y="4.227cm" style:legend-expansion="high" chart:style-name="ch3"/>
        <chart:plot-area chart:style-name="ch4" table:cell-range-address="test225.B2:test225.B29 test225.F1:test225.F29" chart:data-source-has-labels="both" svg:x="0.32cm" svg:y="1.248cm" svg:width="13.758cm" svg:height="7.572cm">
          <chartooo:coordinate-region svg:x="1.497cm" svg:y="1.248cm" svg:width="12.581cm" svg:height="5.97cm"/>
          <chart:axis chart:dimension="x" chart:name="primary-x" chart:style-name="ch5" chartooo:axis-type="auto">
            <chartooo:date-scale/>
            <chart:categories table:cell-range-address="test225.B2:test225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25.F2:test225.F29" chart:label-cell-address="test225.F1:test225.F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25.F1:test22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04:43</text:p>
                <draw:g>
                  <svg:desc>test225.B2:test225.B29</svg:desc>
                </draw:g>
              </table:table-cell>
              <table:table-cell office:value-type="float" office:value="73725">
                <text:p>73725</text:p>
                <draw:g>
                  <svg:desc>test225.F2:test225.F29</svg:desc>
                </draw:g>
              </table:table-cell>
            </table:table-row>
            <table:table-row>
              <table:table-cell office:value-type="string">
                <text:p>15:04:44</text:p>
              </table:table-cell>
              <table:table-cell office:value-type="float" office:value="61333">
                <text:p>61333</text:p>
              </table:table-cell>
            </table:table-row>
            <table:table-row>
              <table:table-cell office:value-type="string">
                <text:p>15:04:45</text:p>
              </table:table-cell>
              <table:table-cell office:value-type="float" office:value="37956">
                <text:p>37956</text:p>
              </table:table-cell>
            </table:table-row>
            <table:table-row>
              <table:table-cell office:value-type="string">
                <text:p>15:04:46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15:04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4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04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string">
                <text:p>15:05: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:05:0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:05:0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5:05:08</text:p>
              </table:table-cell>
              <table:table-cell office:value-type="float" office:value="40182">
                <text:p>40182</text:p>
              </table:table-cell>
            </table:table-row>
            <table:table-row>
              <table:table-cell office:value-type="string">
                <text:p>15:05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